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First light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telescope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precision goal</text:p>
          </table:table-cell>
          <table:table-cell office:value-type="string" calcext:value-type="string">
            <text:p>PI/notes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ESPaDOnS</text:p>
          </table:table-cell>
          <table:table-cell office:value-type="string" calcext:value-type="string">
            <text:p>CFHT</text:p>
          </table:table-cell>
          <table:table-cell office:value-type="string" calcext:value-type="string">
            <text:p>.37-1.05</text:p>
          </table:table-cell>
          <table:table-cell office:value-type="string" calcext:value-type="string">
            <text:p>68-81k</text:p>
          </table:table-cell>
          <table:table-cell office:value-type="string" calcext:value-type="string">
            <text:p>20-30m/s</text:p>
          </table:table-cell>
          <table:table-cell table:style-name="ce1" office:value-type="string" calcext:value-type="string">
            <text:p>www.cfht.hawaii.edu/Instruments/Spectros copy/Espadons/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GIANO</text:p>
          </table:table-cell>
          <table:table-cell table:number-columns-repeated="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iGRINS</text:p>
          </table:table-cell>
          <table:table-cell table:number-columns-repeated="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ARMENES</text:p>
          </table:table-cell>
          <table:table-cell table:number-columns-repeated="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iSHELL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1-01" calcext:value-type="date">
            <text:p>01/01/17</text:p>
          </table:table-cell>
          <table:table-cell office:value-type="string" calcext:value-type="string">
            <text:p>IRD</text:p>
          </table:table-cell>
          <table:table-cell table:number-columns-repeated="5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INERVA-RED</text:p>
          </table:table-cell>
          <table:table-cell table:number-columns-repeated="5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RIRES+</text:p>
          </table:table-cell>
          <table:table-cell table:number-columns-repeated="5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PIRou</text:p>
          </table:table-cell>
          <table:table-cell table:number-columns-repeated="5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HP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ter 2018</text:p>
          </table:table-cell>
          <table:table-cell office:value-type="string" calcext:value-type="string">
            <text:p>iLoca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d-2018</text:p>
          </table:table-cell>
          <table:table-cell office:value-type="string" calcext:value-type="string">
            <text:p>PARV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te 2018</text:p>
          </table:table-cell>
          <table:table-cell office:value-type="string" calcext:value-type="string">
            <text:p>MAROON-X</text:p>
          </table:table-cell>
          <table:table-cell table:number-columns-repeated="5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IRP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Velo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09:40:13.315302225</meta:creation-date>
    <dc:date>2019-06-14T10:11:05.009982812</dc:date>
    <meta:editing-duration>PT20M34S</meta:editing-duration>
    <meta:editing-cycles>2</meta:editing-cycles>
    <meta:generator>LibreOffice/6.1.0.3$MacOSX_X86_64 LibreOffice_project/efb621ed25068d70781dc026f7e9c5187a4decd1</meta:generator>
    <meta:document-statistic meta:table-count="1" meta:cell-count="42" meta:object-count="0"/>
    <meta:user-defined meta:name=""/>
  </office:meta>
</office:document-meta>
</file>